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49D000000D3A3587E3D.jpg"/>
  <manifest:file-entry manifest:media-type="image/png" manifest:full-path="Pictures/10000000000004660000056E30165F2A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72cm" svg:height="18.219cm" svg:x="3.365cm" svg:y="4.102cm">
          <draw:image xlink:href="Pictures/10000000000004660000056E30165F2A.png" xlink:type="simple" xlink:show="embed" xlink:actuate="onLoad">
            <text:p/>
          </draw:image>
        </draw:frame>
        <draw:frame draw:style-name="gr2" draw:layer="layout" svg:width="11.128cm" svg:height="0.962cm" svg:x="5.747cm" svg:y="2.197cm">
          <draw:text-box>
            <text:p>Firmware and testing needs done yet.</text:p>
          </draw:text-box>
        </draw:frame>
        <draw:frame draw:style-name="gr2" draw:layer="layout" svg:width="4.456cm" svg:height="0.962cm" svg:x="14.073cm" svg:y="22.771cm">
          <draw:text-box>
            <text:p>Column GPIO</text:p>
          </draw:text-box>
        </draw:frame>
        <draw:frame draw:style-name="gr2" draw:layer="layout" svg:width="3.537cm" svg:height="0.962cm" svg:x="2.262cm" svg:y="22.425cm">
          <draw:text-box>
            <text:p>Row GPIO</text:p>
          </draw:text-box>
        </draw:frame>
        <draw:frame draw:style-name="gr2" draw:layer="layout" svg:width="2.301cm" svg:height="0.962cm" svg:x="12.93cm" svg:y="3.213cm">
          <draw:text-box>
            <text:p>Power</text:p>
          </draw:text-box>
        </draw:frame>
        <draw:frame draw:style-name="gr2" draw:layer="layout" svg:width="2.161cm" svg:height="0.962cm" svg:x="16.994cm" svg:y="3.721cm">
          <draw:text-box>
            <text:p>Reset</text:p>
          </draw:text-box>
        </draw:frame>
        <draw:frame draw:style-name="gr2" draw:layer="layout" svg:width="2.868cm" svg:height="0.962cm" svg:x="3.786cm" svg:y="3.467cm">
          <draw:text-box>
            <text:p>Interrupt</text:p>
          </draw:text-box>
        </draw:frame>
        <draw:frame draw:style-name="gr3" draw:layer="layout" svg:width="2.551cm" svg:height="1.216cm" svg:x="8.612cm" svg:y="3.013cm">
          <draw:text-box>
            <text:p>I2c bus</text:p>
          </draw:text-box>
        </draw:frame>
        <draw:line draw:style-name="gr4" draw:text-style-name="P1" draw:layer="layout" svg:x1="9.628cm" svg:y1="3.848cm" svg:x2="9.12cm" svg:y2="4.864cm">
          <text:p/>
        </draw:line>
        <draw:line draw:style-name="gr4" draw:text-style-name="P1" draw:layer="layout" svg:x1="6.072cm" svg:y1="4.483cm" svg:x2="7.215cm" svg:y2="5.245cm">
          <text:p/>
        </draw:line>
        <draw:line draw:style-name="gr4" draw:text-style-name="P1" draw:layer="layout" svg:x1="14.327cm" svg:y1="3.848cm" svg:x2="12.93cm" svg:y2="5.245cm">
          <text:p/>
        </draw:line>
        <draw:line draw:style-name="gr4" draw:text-style-name="P1" draw:layer="layout" svg:x1="17.883cm" svg:y1="4.61cm" svg:x2="16.613cm" svg:y2="7.531cm">
          <text:p/>
        </draw:line>
        <draw:line draw:style-name="gr4" draw:text-style-name="P1" draw:layer="layout" svg:x1="15.343cm" svg:y1="22.898cm" svg:x2="14.581cm" svg:y2="20.739cm">
          <text:p/>
        </draw:line>
        <draw:line draw:style-name="gr4" draw:text-style-name="P1" draw:layer="layout" svg:x1="5.31cm" svg:y1="22.136cm" svg:x2="7.342cm" svg:y2="20.993cm">
          <text:p/>
        </draw:line>
        <draw:frame draw:style-name="gr2" draw:layer="layout" svg:width="7.102cm" svg:height="0.962cm" svg:x="7.731cm" svg:y="1.308cm">
          <draw:text-box>
            <text:p>Keypad System Design</text:p>
          </draw:text-box>
        </draw:frame>
        <draw:frame draw:style-name="gr1" draw:text-style-name="P1" draw:layer="layout" svg:width="19.589cm" svg:height="3.499cm" svg:x="1.001cm" svg:y="23.479cm">
          <draw:image xlink:href="Pictures/100000000000049D000000D3A3587E3D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7T00:50:28</meta:creation-date>
    <dc:date>2015-08-17T01:08:21</dc:date>
    <meta:editing-duration>PT4M3S</meta:editing-duration>
    <meta:editing-cycles>2</meta:editing-cycles>
    <meta:generator>OpenOffice/4.0.1$Unix OpenOffice.org_project/401m5$Build-9714</meta:generator>
    <meta:document-statistic meta:object-count="16"/>
  </office:meta>
</office:document-meta>
</file>